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102200000F44BC404022332AF9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Ember Information Technology Environment: Progress Report, 4 December 2018</text:p>
          </draw:text-box>
        </draw:frame>
        <draw:frame draw:style-name="gr1" draw:text-style-name="P2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3" draw:layer="layout" svg:width="24.964cm" svg:height="23.624cm" svg:x="1.465cm" svg:y="-3.292cm" presentation:class="graphic" presentation:user-transformed="true">
          <draw:image xlink:href="Pictures/100000000000102200000F44BC404022332AF91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03:20:08.486106935</meta:creation-date>
    <meta:generator>LibreOffice/6.0.3.2$Linux_X86_64 LibreOffice_project/00m0$Build-2</meta:generator>
    <dc:date>2018-12-04T05:20:41.138442888</dc:date>
    <meta:editing-duration>PT1H13M37S</meta:editing-duration>
    <meta:editing-cycles>4</meta:editing-cycles>
    <meta:document-statistic meta:object-count="29"/>
  </office:meta>
</office:document-meta>
</file>